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1008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7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5.871" calcext:value-type="float">
            <text:p>35.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5.235" calcext:value-type="float">
            <text:p>125.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25.127" calcext:value-type="float">
            <text:p>325.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6.303" calcext:value-type="float">
            <text:p>486.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.167" calcext:value-type="float">
            <text:p>1.1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23,3</text:p>
          </table:table-cell>
          <table:table-cell office:value-type="float" office:value="0" calcext:value-type="float">
            <text:p>0</text:p>
          </table:table-cell>
          <table:table-cell office:value-type="float" office:value="5.001" calcext:value-type="float">
            <text:p>5.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.921" calcext:value-type="float">
            <text:p>3.92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61,0</text:p>
          </table:table-cell>
          <table:table-cell office:value-type="float" office:value="0" calcext:value-type="float">
            <text:p>0</text:p>
          </table:table-cell>
          <table:table-cell office:value-type="float" office:value="6.426" calcext:value-type="float">
            <text:p>6.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6.255" calcext:value-type="float">
            <text:p>16.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.602" calcext:value-type="float">
            <text:p>6.6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8,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3" calcext:value-type="float">
            <text:p>8.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.657" calcext:value-type="float">
            <text:p>3.657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,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256" calcext:value-type="float">
            <text:p>6.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3.987" calcext:value-type="float">
            <text:p>3.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16.066" calcext:value-type="float">
            <text:p>16.066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.695" calcext:value-type="float">
            <text:p>46.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.248" calcext:value-type="float">
            <text:p>11.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.652" calcext:value-type="float">
            <text:p>10.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.603" calcext:value-type="float">
            <text:p>10.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,0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.364" calcext:value-type="float">
            <text:p>37.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.481" calcext:value-type="float">
            <text:p>4.481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6,9</text:p>
          </table:table-cell>
          <table:table-cell office:value-type="float" office:value="0" calcext:value-type="float">
            <text:p>0</text:p>
          </table:table-cell>
          <table:table-cell office:value-type="float" office:value="11.024" calcext:value-type="float">
            <text:p>11.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.389" calcext:value-type="float">
            <text:p>9.38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,1</text:p>
          </table:table-cell>
          <table:table-cell office:value-type="float" office:value="0" calcext:value-type="float">
            <text:p>0</text:p>
          </table:table-cell>
          <table:table-cell office:value-type="float" office:value="49.529" calcext:value-type="float">
            <text:p>49.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6.225" calcext:value-type="float">
            <text:p>16.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1.161" calcext:value-type="float">
            <text:p>31.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.847" calcext:value-type="float">
            <text:p>1.84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31.292" calcext:value-type="float">
            <text:p>31.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16.11" calcext:value-type="float">
            <text:p>16.11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,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9.231" calcext:value-type="float">
            <text:p>139.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42.154" calcext:value-type="float">
            <text:p>42.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.717" calcext:value-type="float">
            <text:p>2.717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  <table:table-cell office:value-type="float" office:value="203.657" calcext:value-type="float">
            <text:p>203.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7.924" calcext:value-type="float">
            <text:p>17.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.429" calcext:value-type="float">
            <text:p>3.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2.723" calcext:value-type="float">
            <text:p>2.72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1,0</text:p>
          </table:table-cell>
          <table:table-cell office:value-type="float" office:value="0" calcext:value-type="float">
            <text:p>0</text:p>
          </table:table-cell>
          <table:table-cell office:value-type="float" office:value="274.196" calcext:value-type="float">
            <text:p>274.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2.813" calcext:value-type="float">
            <text:p>2.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.346" calcext:value-type="float">
            <text:p>1.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0,0</text:p>
          </table:table-cell>
          <table:table-cell office:value-type="float" office:value="0" calcext:value-type="float">
            <text:p>0</text:p>
          </table:table-cell>
          <table:table-cell office:value-type="float" office:value="7.345" calcext:value-type="float">
            <text:p>7.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float" office:value="34.915" calcext:value-type="float">
            <text:p>34.915</text:p>
          </table:table-cell>
          <table:table-cell/>
          <table:table-cell office:value-type="float" office:value="1.568" calcext:value-type="float">
            <text:p>1.568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991.134" calcext:value-type="float">
            <text:p>991.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37</meta:creation-date>
    <dc:date>2018-09-01T10:09:37</dc:date>
    <meta:generator>LibreOffice/5.1.6.2$Linux_X86_64 LibreOffice_project/10m0$Build-2</meta:generator>
    <meta:document-statistic meta:table-count="1" meta:cell-count="30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